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333333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DDDDD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2.276666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5.1870833333333cm"/>
    </style:style>
    <style:style style:name="ro1" style:family="table-row">
      <style:table-row-properties style:row-height="20.2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eer-review--project-initiation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1022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 table:style-name="ce3"/>
        </table:table-row>
        <table:table-row table:style-name="ro2">
          <table:table-cell office:value-type="string" table:style-name="ce4">
            <text:p>Was a sponsor appointed to the project from the beginning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sponsor involved in high-level aspects of the project?</text:p>
          </table:table-cell>
          <table:table-cell office:value-type="float" office:value="75" table:style-name="ce4">
            <text:p>75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Does the sponsor avoid getting involved in the detail?</text:p>
          </table:table-cell>
          <table:table-cell office:value-type="float" office:value="0" table:style-name="ce4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Was the project manager appointed to the project from the beginning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project manager familiar enough with P3.express?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re an effective setup for the project documents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re there enough key team members appointed to the project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Were key team members actively involved in planning the project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Project Description well formed and useful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Deliverables Map well formed and useful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Follow-Up Register well formed and useful?</text:p>
          </table:table-cell>
          <table:table-cell office:value-type="float" office:value="75" table:style-name="ce4">
            <text:p>75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  <table:table table:name="peer-review--monthly" table:style-name="ta1">
        <table:table-column table:style-name="co4" table:default-cell-style-name="ce4"/>
        <table:table-column table:style-name="co2" table:number-columns-repeated="8" table:default-cell-style-name="ce7"/>
        <table:table-column table:style-name="co2" table:number-columns-repeated="1015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1</text:p>
          </table:table-cell>
          <table:table-cell office:value-type="string" table:style-name="ce2">
            <text:p>w2</text:p>
          </table:table-cell>
          <table:table-cell office:value-type="string" table:style-name="ce2">
            <text:p>w3</text:p>
          </table:table-cell>
          <table:table-cell office:value-type="string" table:style-name="ce2">
            <text:p>w4</text:p>
          </table:table-cell>
          <table:table-cell office:value-type="string" table:style-name="ce2">
            <text:p>w5</text:p>
          </table:table-cell>
          <table:table-cell office:value-type="string" table:style-name="ce2">
            <text:p>w6</text:p>
          </table:table-cell>
          <table:table-cell office:value-type="string" table:style-name="ce2">
            <text:p>w7</text:p>
          </table:table-cell>
          <table:table-cell office:value-type="string" table:style-name="ce2">
            <text:p>…</text:p>
          </table:table-cell>
          <table:table-cell table:number-columns-repeated="16375" table:style-name="ce6"/>
        </table:table-row>
        <table:table-row table:style-name="ro2">
          <table:table-cell office:value-type="string" table:style-name="ce1">
            <text:p>Was the plan for the upcoming month properly refined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Is the high-level plan properly revised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Is customer satisfaction evaluated properly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Is team satisfaction evaluated properly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Have we planned effective improvement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Have we captured lessons learned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Have we conducted effective focused communication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s the performance measurement reliable and useful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Are the progress reports well formed and useful to their audience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Have we collected feedback from the report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n the case of deviations, is there a proper recovery plan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n the case of important deviations, was the sponsor involved in planning the response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Did we have a proper kick-off event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Did we manage risks, issues, and change requests properly and on a daily basi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n the case of completed deliverables, have we checked and accepted them properly?</text:p>
          </table:table-cell>
          <table:table-cell table:number-columns-repeated="8" table:style-name="ce7"/>
          <table:table-cell table:number-columns-repeated="16375"/>
        </table:table-row>
        <table:table-row table:number-rows-repeated="1048560" table:style-name="ro3">
          <table:table-cell table:number-columns-repeated="16384"/>
        </table:table-row>
      </table:table>
      <table:table table:name="peer-review--project-closure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1022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 table:style-name="ce3"/>
        </table:table-row>
        <table:table-row table:style-name="ro2">
          <table:table-cell office:value-type="string" table:style-name="ce4">
            <text:p>Is the product approved and handed over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n the case of remaining activities, are they clearly listed and approved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Has customer satisfaction been evaluated and recorded?</text:p>
          </table:table-cell>
          <table:table-cell table:style-name="ce4"/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  <table:table table:name="satisfaction--team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atisfaction--customer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Jack Johnston</dc:creator>
    <meta:creation-date>2021-03-06T10:07:18Z</meta:creation-date>
    <dc:date>2023-02-19T13:57:17Z</dc:date>
    <meta:editing-cycles>13</meta:editing-cycles>
    <meta:editing-duration>PT84746S</meta:editing-duration>
  </office:meta>
</office:document-meta>
</file>